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daee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085cm" svg:height="1.569cm" draw:transform="rotate (-1.57079632679579) translate (8.13cm 14.87cm)">
          <text:p/>
          <draw:enhanced-geometry svg:viewBox="0 0 21600 21600" draw:text-areas="?f0 ?f7 ?f2 21600" draw:mirror-horizontal="false" draw:mirror-vertical="false" draw:type="up-arrow" draw:modifiers="9025.22292993631 7398.8950276243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8-16T19:19:09</meta:creation-date>
    <dc:date>2023-08-16T19:42:39</dc:date>
    <meta:editing-duration>PT8M20S</meta:editing-duration>
    <meta:editing-cycles>1</meta:editing-cycles>
    <meta:document-statistic meta:object-count="1"/>
    <meta:generator>OpenOffice/4.1.14$Unix OpenOffice.org_project/4114m1$Build-9811</meta:generator>
  </office:meta>
</office:document-meta>
</file>